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58,791,603,67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19,112,136,545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01,255,380,276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01,354,803,994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38,061,963,39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23,277,158,907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14,443,149,44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97,951,960,784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55,016,609,232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02,257,625,19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30,813,897,71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93,547,824,063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62,691,238,209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3,534,102,611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24,749,473,684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0,202,368,42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00,845,526,315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92,783,947,368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3,789,736,842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9,148,421,052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2,167,498,98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0,005,323,301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00,855,393,91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1:01.902621236</dc:date>
    <meta:editing-duration>PT4H22M54S</meta:editing-duration>
    <meta:editing-cycles>101</meta:editing-cycles>
    <meta:generator>LibreOffice/7.2.6.2$Linux_X86_64 LibreOffice_project/20$Build-2</meta:generator>
    <meta:document-statistic meta:table-count="1" meta:cell-count="48" meta:object-count="0"/>
  </office:meta>
</office:document-meta>
</file>